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0F0000000F15ABA750.png"/>
  <manifest:file-entry manifest:media-type="image/png" manifest:full-path="Pictures/100002010000002F0000003061BF986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MS Shell Dlg" svg:font-family="'MS Shell Dlg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99284c">
        <style:background-image/>
      </style:paragraph-properties>
      <style:text-properties style:font-name="Microsoft Sans Serif" fo:font-size="26pt" style:font-size-asian="26pt" style:font-size-complex="26pt"/>
    </style:style>
    <style:style style:name="P2" style:family="paragraph" style:parent-style-name="Standard">
      <style:paragraph-properties fo:text-align="start" style:justify-single-word="false" fo:background-color="transparent">
        <style:tab-stops/>
        <style:background-image/>
      </style:paragraph-properties>
      <style:text-properties fo:color="#000000" style:font-name="Trebuchet MS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 fo:background-color="#000080">
        <style:tab-stops/>
        <style:background-image/>
      </style:paragraph-properties>
      <style:text-properties fo:color="#000000" style:font-name="Trebuchet MS"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 fo:background-color="#000080">
        <style:tab-stops/>
        <style:background-image/>
      </style:paragraph-properties>
      <style:text-properties fo:color="#c0c0c0" style:font-name="Trebuchet MS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 fo:background-color="transparent">
        <style:tab-stops/>
        <style:background-image/>
      </style:paragraph-properties>
      <style:text-properties fo:color="#000000" style:font-name="Trebuchet MS" fo:font-size="14pt" style:font-size-asian="14pt" style:font-size-complex="14pt"/>
    </style:style>
    <style:style style:name="T1" style:family="text">
      <style:text-properties fo:color="#c0c0c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Xane.com Information</text:p>
      <text:p text:style-name="P2">Xane.com Help... Writing stories...</text:p>
      <text:p text:style-name="P2"/>
      <text:p text:style-name="P2">To write a story, on the first drop-down box, select “A New Story”. If you want to add a new chapter to an already existing story, select “A New Chapter” to create a new chapter. The chapter (or story) will be created.</text:p>
      <text:p text:style-name="P3"><draw:frame draw:style-name="fr1" draw:name="graphics1" text:anchor-type="as-char" svg:y="-0.1772in" svg:width="0.4898in" svg:height="0.4992in" draw:z-index="1"><draw:image xlink:href="Pictures/100002010000002F0000003061BF9862.png" xlink:type="simple" xlink:show="embed" xlink:actuate="onLoad"/></draw:frame><text:span text:style-name="T1"><text:tab/>Notes:</text:span></text:p>
      <text:p text:style-name="P4"/>
      <text:p text:style-name="P4"/>
      <text:p text:style-name="P4"><draw:frame draw:style-name="fr1" draw:name="graphics2" text:anchor-type="as-char" svg:y="-0.1555in" svg:width="0.1563in" svg:height="0.1563in" draw:z-index="0"><draw:image xlink:href="Pictures/100002010000000F0000000F15ABA750.png" xlink:type="simple" xlink:show="embed" xlink:actuate="onLoad"/></draw:frame><text:tab/>The TOS has only one rule. Read it today! How bad can this website possibly be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Terms Of Service: To be accepted...</text:p>
      <text:p text:style-name="P2"/>
      <text:p text:style-name="P2">The Tos Does the following and gives you the following:</text:p>
      <text:p text:style-name="P2">Under one rule: Be honest in your stories... Right with spelled words. Or text language.</text:p>
      <text:p text:style-name="P2">For example: Basic Text: Today, I'm going to study. Text Language: 2day, Im going 2 stud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MS Shell Dlg" svg:font-family="'MS Shell Dlg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MS Shell Dlg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Shell Dlg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fo:background-color="#b84700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8-06-17T15:42:33</meta:creation-date>
    <dc:date>2008-06-17T16:16:33</dc:date>
    <dc:language>en-US</dc:language>
    <meta:editing-cycles>5</meta:editing-cycles>
    <meta:editing-duration>PT19M45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9" meta:word-count="113" meta:character-count="632"/>
  </office:meta>
</office:document-meta>
</file>